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3" style:family="paragraph" style:parent-style-name="Standard">
      <style:paragraph-properties fo:margin-left="1.866cm" fo:margin-right="0cm" fo:text-indent="0cm" style:auto-text-indent="false"/>
      <style:text-properties officeooo:rsid="00235aa1" officeooo:paragraph-rsid="00064755"/>
    </style:style>
    <style:style style:name="P4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5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6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7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8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9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10" style:family="paragraph" style:parent-style-name="Standard" style:list-style-name="L3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1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8pt" officeooo:rsid="000d9c21" officeooo:paragraph-rsid="00064755" style:font-size-asian="18pt" style:font-size-complex="18pt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5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0a7c41"/>
    </style:style>
    <style:style style:name="P17" style:family="paragraph" style:parent-style-name="Standard">
      <style:paragraph-properties fo:margin-top="0.101cm" fo:margin-bottom="0cm" loext:contextual-spacing="false"/>
      <style:text-properties officeooo:paragraph-rsid="000a7c41"/>
    </style:style>
    <style:style style:name="P18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064755"/>
    </style:style>
    <style:style style:name="P19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064755"/>
    </style:style>
    <style:style style:name="P20" style:family="paragraph" style:parent-style-name="Standard" style:list-style-name="L4">
      <style:paragraph-properties fo:margin-top="0.101cm" fo:margin-bottom="0cm" loext:contextual-spacing="false"/>
      <style:text-properties officeooo:rsid="00103f65" officeooo:paragraph-rsid="00064755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fo:color="#008000" officeooo:rsid="0007e753"/>
    </style:style>
    <style:style style:name="T11" style:family="text">
      <style:text-properties officeooo:rsid="001e258f"/>
    </style:style>
    <style:style style:name="T12" style:family="text">
      <style:text-properties officeooo:rsid="0021dfa1"/>
    </style:style>
    <style:style style:name="T13" style:family="text">
      <style:text-properties officeooo:rsid="000aaa88"/>
    </style:style>
    <style:style style:name="T14" style:family="text">
      <style:text-properties officeooo:rsid="0009fbd0"/>
    </style:style>
    <style:style style:name="T15" style:family="text">
      <style:text-properties officeooo:rsid="00235aa1"/>
    </style:style>
    <style:style style:name="T16" style:family="text">
      <style:text-properties fo:font-size="14pt" officeooo:rsid="00235aa1" style:font-size-asian="12.25pt" style:font-size-complex="14pt"/>
    </style:style>
    <style:style style:name="T17" style:family="text">
      <style:text-properties fo:font-size="18pt" officeooo:rsid="00235aa1" style:font-size-asian="18pt" style:font-size-complex="18pt"/>
    </style:style>
    <style:style style:name="T18" style:family="text">
      <style:text-properties officeooo:rsid="0031bcb1"/>
    </style:style>
    <style:style style:name="T19" style:family="text">
      <style:text-properties officeooo:rsid="00332e89"/>
    </style:style>
    <style:style style:name="T20" style:family="text">
      <style:text-properties officeooo:rsid="0009273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4">UC14:</text:span> Rimuovi Segnali Regola</text:p>
      <text:p text:style-name="P2"><text:s/></text:p>
      <text:p text:style-name="P13"><text:span text:style-name="T14">Test 1</text:span>:<text:tab/><text:tab/>Rimozione Operatore <text:span text:style-name="T1">IO Regola</text:span></text:p>
      <text:p text:style-name="P14"/>
      <text:p text:style-name="P13">Input:</text:p>
      <text:list xml:id="list4322638316051496968" text:style-name="L4">
        <text:list-item>
          <text:p text:style-name="P18">Apertura di un foglio di lavoro selezionando: File/Nuova Regola</text:p>
        </text:list-item>
        <text:list-item>
          <text:p text:style-name="P19">Inserimento nome regola “rule_n”</text:p>
        </text:list-item>
        <text:list-item>
          <text:p text:style-name="P18">Inserimento Operatore selezionando: <text:span text:style-name="T2">Source</text:span>/long</text:p>
        </text:list-item>
        <text:list-item>
          <text:p text:style-name="P20">Inserimento molteplicità 1</text:p>
        </text:list-item>
        <text:list-item>
          <text:p text:style-name="P20">Inserimento nome segnale: “temperatura_1”</text:p>
        </text:list-item>
        <text:list-item>
          <text:p text:style-name="P18">Selezion<text:span text:style-name="T3">e</text:span> con tasto destro sull’operatore <text:span text:style-name="T4">Source</text:span></text:p>
        </text:list-item>
        <text:list-item>
          <text:p text:style-name="P18">Selezione opzione ellimina dal context Menu</text:p>
        </text:list-item>
      </text:list>
      <text:p text:style-name="P13">Output atteso:</text:p>
      <text:list xml:id="list8733288559652744411" text:style-name="L2">
        <text:list-header>
          <text:p text:style-name="P15">L’operatore<text:span text:style-name="T5"> Source</text:span> viene rimosso dal foglio di lavoro</text:p>
        </text:list-header>
      </text:list>
      <text:p text:style-name="P14"/>
      <text:p text:style-name="P14"/>
      <text:p text:style-name="P14"/>
      <text:p text:style-name="P13"><text:span text:style-name="T14">Test 2</text:span>:<text:tab/> Rimozione Operatore <text:span text:style-name="T6">IO Regola</text:span> con collegamenti</text:p>
      <text:p text:style-name="P14"/>
      <text:p text:style-name="P13">Input:</text:p>
      <text:list xml:id="list6655782307795694422" text:style-name="L1">
        <text:list-item>
          <text:p text:style-name="P4">Apertura di un foglio di lavoro selezionando File/Nuova Regola</text:p>
        </text:list-item>
        <text:list-item>
          <text:p text:style-name="P6">Inserimento nome regola “rule_n”</text:p>
        </text:list-item>
        <text:list-item>
          <text:p text:style-name="P4">Inserimento Operatore selezionando <text:span text:style-name="T7">Source</text:span>/long</text:p>
        </text:list-item>
        <text:list-item>
          <text:p text:style-name="P7">Inserimento molteplicità 1</text:p>
        </text:list-item>
        <text:list-item>
          <text:p text:style-name="P7">Inserimento nome segnale “temperatura_1”</text:p>
        </text:list-item>
        <text:list-item>
          <text:p text:style-name="P4">Inserimento Operatore selezionando <text:span text:style-name="T8">Somma</text:span>/long</text:p>
        </text:list-item>
        <text:list-item>
          <text:p text:style-name="P8">Collegamento <text:span text:style-name="T8">della porta di output dell’operatore Source con una porta di input dell’operatore somma</text:span></text:p>
        </text:list-item>
        <text:list-item>
          <text:p text:style-name="P9">Collegamento dell’altra porta di input dell’operatore somma con la porta di output dell’operatore <text:span text:style-name="T9">Source</text:span> <text:span text:style-name="T10">(cosi testiamo sia link come target che come source)</text:span></text:p>
        </text:list-item>
        <text:list-item>
          <text:p text:style-name="P4">Seleziona con tasto destro sull’operatore <text:span text:style-name="T11">Source</text:span></text:p>
        </text:list-item>
        <text:list-item>
          <text:p text:style-name="P4">Selezione opzione ellimina dal context Menu</text:p>
        </text:list-item>
      </text:list>
      <text:p text:style-name="P13">Output atteso:</text:p>
      <text:list xml:id="list7303957050446049102" text:style-name="L3">
        <text:list-header>
          <text:p text:style-name="P5">L’operatore <text:span text:style-name="T12">Source </text:span>viene rimosso dal foglio di lavoro</text:p>
          <text:p text:style-name="P10">Vengono rimossi tutti i link i<text:span text:style-name="T13">nseriti</text:span></text:p>
        </text:list-header>
      </text:list>
      <text:p text:style-name="P11"/>
      <text:p text:style-name="P11"/>
      <text:p text:style-name="P16"><text:span text:style-name="T20"><text:s/><text:tab/></text:span><text:span text:style-name="T16">Note</text:span><text:span text:style-name="T17">: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02T09:00:23.094559148</dc:date>
    <meta:editing-duration>PT3M5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80" meta:character-count="1249" meta:non-whitespace-character-count="1112"/>
  </office:meta>
</office:document-meta>
</file>